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id="id1" draw:layer="layout" svg:width="7.86cm" svg:height="2.505cm" svg:x="2.578cm" svg:y="1.661cm">
          <text:p text:style-name="P1">Try to open a given file<text:line-break/>as a ROOT file</text:p>
          <draw:enhanced-geometry svg:viewBox="0 0 21600 21600" draw:type="rectangle" draw:enhanced-path="M 0 0 L 21600 0 21600 21600 0 21600 0 0 Z N"/>
        </draw:custom-shape>
        <draw:g draw:id="id2">
          <draw:custom-shape draw:style-name="gr2" draw:text-style-name="P1" draw:layer="layout" svg:width="4.005cm" svg:height="2.54cm" svg:x="4.506cm" svg:y="5.24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3" draw:layer="layout" svg:width="2.784cm" svg:height="0.962cm" svg:x="5.116cm" svg:y="6.037cm">
            <draw:text-box>
              <text:p>success</text:p>
            </draw:text-box>
          </draw:frame>
        </draw:g>
        <draw:custom-shape draw:style-name="gr1" draw:text-style-name="P1" draw:id="id4" draw:layer="layout" svg:width="8.254cm" svg:height="2.54cm" svg:x="2.381cm" svg:y="8.861cm">
          <text:p text:style-name="P1">Map the <text:span text:style-name="T1">structure</text:span> (not<text:line-break/>the content) to a temporary<text:line-break/>XML file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6.985cm" svg:height="2.54cm" svg:x="11.962cm" svg:y="5.248cm">
          <text:p text:style-name="P1">Not a ROOT file, hence<text:line-break/><text:span text:style-name="T1">not</text:span> a valid<text:line-break/>MusrRoot file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8.254cm" svg:height="2.54cm" svg:x="2.381cm" svg:y="12.261cm">
          <text:p text:style-name="P1">Validate this XML file<text:line-break/>against the given XSD file</text:p>
          <draw:enhanced-geometry svg:viewBox="0 0 21600 21600" draw:type="rectangle" draw:enhanced-path="M 0 0 L 21600 0 21600 21600 0 21600 0 0 Z N"/>
        </draw:custom-shape>
        <draw:g draw:id="id6">
          <draw:custom-shape draw:style-name="gr2" draw:text-style-name="P1" draw:layer="layout" svg:width="4.005cm" svg:height="2.54cm" svg:x="4.506cm" svg:y="15.6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3" draw:layer="layout" svg:width="2.784cm" svg:height="0.962cm" svg:x="5.116cm" svg:y="16.487cm">
            <draw:text-box>
              <text:p>success</text:p>
            </draw:text-box>
          </draw:frame>
        </draw:g>
        <draw:custom-shape draw:style-name="gr1" draw:text-style-name="P1" draw:id="id7" draw:layer="layout" svg:width="6.985cm" svg:height="2.54cm" svg:x="11.962cm" svg:y="15.698cm">
          <text:p text:style-name="P1">Report schema errors</text:p>
          <draw:enhanced-geometry svg:viewBox="0 0 21600 21600" draw:type="rectangle" draw:enhanced-path="M 0 0 L 21600 0 21600 21600 0 21600 0 0 Z N"/>
        </draw:custom-shape>
        <draw:custom-shape draw:style-name="gr1" draw:text-style-name="P1" draw:id="id8" draw:layer="layout" svg:width="8.254cm" svg:height="2.54cm" svg:x="2.381cm" svg:y="19.161cm">
          <text:p text:style-name="P1">Perform additional semantic<text:line-break/>consistency checks</text:p>
          <draw:enhanced-geometry svg:viewBox="0 0 21600 21600" draw:type="rectangle" draw:enhanced-path="M 0 0 L 21600 0 21600 21600 0 21600 0 0 Z N"/>
        </draw:custom-shape>
        <draw:g draw:id="id9">
          <draw:custom-shape draw:style-name="gr2" draw:text-style-name="P1" draw:layer="layout" svg:width="4.005cm" svg:height="2.54cm" svg:x="4.506cm" svg:y="22.44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3" draw:layer="layout" svg:width="2.784cm" svg:height="0.962cm" svg:x="5.116cm" svg:y="23.237cm">
            <draw:text-box>
              <text:p>success</text:p>
            </draw:text-box>
          </draw:frame>
        </draw:g>
        <draw:custom-shape draw:style-name="gr1" draw:text-style-name="P1" draw:id="id11" draw:layer="layout" svg:width="7.902cm" svg:height="2.54cm" svg:x="11.503cm" svg:y="22.448cm">
          <text:p text:style-name="P1">Report consistency errors</text:p>
          <draw:enhanced-geometry svg:viewBox="0 0 21600 21600" draw:type="rectangle" draw:enhanced-path="M 0 0 L 21600 0 21600 21600 0 21600 0 0 Z N"/>
        </draw:custom-shape>
        <draw:custom-shape draw:style-name="gr1" draw:text-style-name="P1" draw:id="id10" draw:layer="layout" svg:width="8.254cm" svg:height="2.54cm" svg:x="2.381cm" svg:y="25.761cm">
          <text:p text:style-name="P1">Valid MusrRoot file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6.508cm" svg:y1="4.166cm" svg:x2="6.508cm" svg:y2="5.248cm" draw:start-shape="id1" draw:start-glue-point="2" draw:end-shape="id2" draw:end-glue-point="0" svg:d="m6508 4166v1082">
          <text:p/>
        </draw:connector>
        <draw:connector draw:style-name="gr4" draw:text-style-name="P1" draw:layer="layout" svg:x1="8.511cm" svg:y1="6.518cm" svg:x2="11.962cm" svg:y2="6.518cm" draw:start-shape="id2" draw:start-glue-point="1" draw:end-shape="id3" draw:end-glue-point="3" svg:d="m8511 6518h3451">
          <text:p/>
        </draw:connector>
        <draw:connector draw:style-name="gr4" draw:text-style-name="P1" draw:layer="layout" svg:x1="6.508cm" svg:y1="7.788cm" svg:x2="6.508cm" svg:y2="8.861cm" draw:start-shape="id2" draw:start-glue-point="2" draw:end-shape="id4" draw:end-glue-point="0" svg:d="m6508 7788v1073">
          <text:p/>
        </draw:connector>
        <draw:connector draw:style-name="gr4" draw:text-style-name="P1" draw:layer="layout" svg:x1="6.508cm" svg:y1="11.401cm" svg:x2="6.508cm" svg:y2="12.261cm" draw:start-shape="id4" draw:start-glue-point="2" draw:end-shape="id5" draw:end-glue-point="0" svg:d="m6508 11401v860">
          <text:p/>
        </draw:connector>
        <draw:connector draw:style-name="gr4" draw:text-style-name="P1" draw:layer="layout" svg:x1="6.508cm" svg:y1="14.801cm" svg:x2="6.508cm" svg:y2="15.698cm" draw:start-shape="id5" draw:start-glue-point="2" draw:end-shape="id6" draw:end-glue-point="0" svg:d="m6508 14801v897">
          <text:p/>
        </draw:connector>
        <draw:connector draw:style-name="gr4" draw:text-style-name="P1" draw:layer="layout" svg:x1="8.511cm" svg:y1="16.968cm" svg:x2="11.962cm" svg:y2="16.968cm" draw:start-shape="id6" draw:start-glue-point="1" draw:end-shape="id7" draw:end-glue-point="3" svg:d="m8511 16968h3451">
          <text:p/>
        </draw:connector>
        <draw:connector draw:style-name="gr4" draw:text-style-name="P1" draw:layer="layout" svg:x1="6.508cm" svg:y1="18.238cm" svg:x2="6.508cm" svg:y2="19.161cm" draw:start-shape="id6" draw:start-glue-point="2" draw:end-shape="id8" draw:end-glue-point="0" svg:d="m6508 18238v923">
          <text:p/>
        </draw:connector>
        <draw:connector draw:style-name="gr4" draw:text-style-name="P1" draw:layer="layout" svg:x1="6.508cm" svg:y1="21.701cm" svg:x2="6.508cm" svg:y2="22.448cm" draw:start-shape="id8" draw:start-glue-point="2" draw:end-shape="id9" draw:end-glue-point="0" svg:d="m6508 21701v747">
          <text:p/>
        </draw:connector>
        <draw:connector draw:style-name="gr4" draw:text-style-name="P1" draw:layer="layout" svg:x1="6.508cm" svg:y1="24.988cm" svg:x2="6.508cm" svg:y2="25.761cm" draw:start-shape="id9" draw:start-glue-point="2" draw:end-shape="id10" draw:end-glue-point="0" svg:d="m6508 24988v773">
          <text:p/>
        </draw:connector>
        <draw:connector draw:style-name="gr4" draw:text-style-name="P1" draw:layer="layout" svg:x1="8.511cm" svg:y1="23.718cm" svg:x2="11.503cm" svg:y2="23.718cm" draw:start-shape="id9" draw:start-glue-point="1" draw:end-shape="id11" draw:end-glue-point="3" svg:d="m8511 23718h2992">
          <text:p/>
        </draw:connector>
        <draw:frame draw:style-name="gr5" draw:layer="layout" svg:width="1.484cm" svg:height="0.962cm" svg:x="6.841cm" svg:y="7.676cm">
          <draw:text-box>
            <text:p>yes</text:p>
          </draw:text-box>
        </draw:frame>
        <draw:frame draw:style-name="gr5" draw:layer="layout" svg:width="1.484cm" svg:height="0.962cm" svg:x="6.841cm" svg:y="18.176cm">
          <draw:text-box>
            <text:p>yes</text:p>
          </draw:text-box>
        </draw:frame>
        <draw:frame draw:style-name="gr5" draw:layer="layout" svg:width="1.484cm" svg:height="0.962cm" svg:x="6.841cm" svg:y="24.776cm">
          <draw:text-box>
            <text:p>yes</text:p>
          </draw:text-box>
        </draw:frame>
        <draw:frame draw:style-name="gr3" draw:layer="layout" svg:width="1.209cm" svg:height="0.962cm" svg:x="9.246cm" svg:y="5.538cm">
          <draw:text-box>
            <text:p>no</text:p>
          </draw:text-box>
        </draw:frame>
        <draw:frame draw:style-name="gr3" draw:layer="layout" svg:width="1.209cm" svg:height="0.962cm" svg:x="9.247cm" svg:y="16.038cm">
          <draw:text-box>
            <text:p>no</text:p>
          </draw:text-box>
        </draw:frame>
        <draw:frame draw:style-name="gr3" draw:layer="layout" svg:width="1.209cm" svg:height="0.962cm" svg:x="9.248cm" svg:y="22.738cm">
          <draw:text-box>
            <text:p>no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4.982cm" svg:height="7.047cm" svg:x="3.156cm" svg:y="2.397cm" draw:page-number="1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draw:frame presentation:style-name="Default-title" draw:layer="backgroundobjects" svg:width="17.116cm" svg:height="4.628cm" svg:x="1.941cm" svg:y="2.095cm" presentation:class="title" presentation:placeholder="true">
        <draw:text-box/>
      </draw:frame>
      <draw:frame presentation:style-name="Default-outline1" draw:layer="backgroundobjects" svg:width="17.116cm" svg:height="18.293cm" svg:x="1.941cm" svg:y="7.477cm" presentation:class="outline" presentation:placeholder="true">
        <draw:text-box/>
      </draw:frame>
      <draw:frame presentation:style-name="Mpr1" draw:text-style-name="MP1" draw:layer="backgroundobjects" svg:width="4.431cm" svg:height="1.911cm" svg:x="1.941cm" svg:y="26.242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6.028cm" svg:height="1.911cm" svg:x="7.495cm" svg:y="26.242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4.431cm" svg:height="1.911cm" svg:x="14.626cm" svg:y="26.242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3-29T10:55:17</meta:creation-date>
    <meta:editing-duration>PT00H08M46S</meta:editing-duration>
    <meta:editing-cycles>9</meta:editing-cycles>
    <dc:date>2012-03-29T11:09:55</dc:date>
    <meta:generator>OpenOffice.org/3.2$Unix OpenOffice.org_project/320m19$Build-9505</meta:generator>
    <meta:document-statistic meta:object-count="56"/>
  </office:meta>
</office:document-meta>
</file>